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a1711" officeooo:paragraph-rsid="000a1711"/>
    </style:style>
    <style:style style:name="P2" style:family="paragraph" style:parent-style-name="Standard">
      <style:paragraph-properties fo:text-align="justify" style:justify-single-word="false"/>
      <style:text-properties fo:font-weight="bold" officeooo:rsid="000a1711" officeooo:paragraph-rsid="000a1711" style:font-weight-asian="bold" style:font-weight-complex="bold"/>
    </style:style>
    <style:style style:name="P3" style:family="paragraph" style:parent-style-name="Standard">
      <style:text-properties fo:font-weight="bold" officeooo:rsid="00103728" officeooo:paragraph-rsid="00103728" style:font-weight-asian="bold" style:font-weight-complex="bold"/>
    </style:style>
    <style:style style:name="P4" style:family="paragraph" style:parent-style-name="Standard">
      <style:paragraph-properties fo:text-align="justify" style:justify-single-word="false"/>
      <style:text-properties fo:font-weight="bold" officeooo:rsid="000f104b" officeooo:paragraph-rsid="000a1711" style:font-weight-asian="bold" style:font-weight-complex="bold"/>
    </style:style>
    <style:style style:name="P5" style:family="paragraph" style:parent-style-name="Standard">
      <style:paragraph-properties fo:text-align="justify" style:justify-single-word="false"/>
      <style:text-properties fo:font-weight="normal" officeooo:rsid="000a1711" officeooo:paragraph-rsid="000a1711" style:font-weight-asian="normal" style:font-weight-complex="normal"/>
    </style:style>
    <style:style style:name="P6" style:family="paragraph" style:parent-style-name="Standard">
      <style:paragraph-properties fo:text-align="justify" style:justify-single-word="false"/>
      <style:text-properties fo:font-weight="normal" officeooo:rsid="000b1994" officeooo:paragraph-rsid="000b1994" style:font-weight-asian="normal" style:font-weight-complex="normal"/>
    </style:style>
    <style:style style:name="P7" style:family="paragraph" style:parent-style-name="Standard">
      <style:paragraph-properties fo:text-align="justify" style:justify-single-word="false"/>
      <style:text-properties fo:font-weight="normal" officeooo:rsid="00122b8a" officeooo:paragraph-rsid="00122b8a" style:font-weight-asian="normal" style:font-weight-complex="normal"/>
    </style:style>
    <style:style style:name="P8" style:family="paragraph" style:parent-style-name="Standard">
      <style:paragraph-properties fo:text-align="justify" style:justify-single-word="false"/>
      <style:text-properties fo:font-style="italic" style:text-underline-style="solid" style:text-underline-width="auto" style:text-underline-color="font-color" officeooo:rsid="000f104b" officeooo:paragraph-rsid="000f104b" style:font-style-asian="italic" style:font-style-complex="italic"/>
    </style:style>
    <style:style style:name="P9" style:family="paragraph" style:parent-style-name="Standard">
      <style:paragraph-properties fo:text-align="justify" style:justify-single-word="false"/>
      <style:text-properties fo:font-style="italic" style:text-underline-style="solid" style:text-underline-width="auto" style:text-underline-color="font-color" officeooo:rsid="000f104b" officeooo:paragraph-rsid="00114318" style:font-style-asian="italic" style:font-style-complex="italic"/>
    </style:style>
    <style:style style:name="P10" style:family="paragraph" style:parent-style-name="Standard">
      <style:paragraph-properties fo:text-align="justify" style:justify-single-word="false"/>
      <style:text-properties style:text-position="0% 100%" fo:font-style="normal" style:text-underline-style="none" fo:font-weight="normal" officeooo:rsid="000a1711" officeooo:paragraph-rsid="000a1711"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text-position="0% 100%" fo:font-weight="normal" officeooo:rsid="000a1711" officeooo:paragraph-rsid="000a1711" style:font-weight-asian="normal" style:font-weight-complex="normal"/>
    </style:style>
    <style:style style:name="P12" style:family="paragraph" style:parent-style-name="Standard">
      <style:paragraph-properties fo:text-align="justify" style:justify-single-word="false"/>
      <style:text-properties style:text-position="0% 100%" fo:font-style="italic" style:text-underline-style="solid" style:text-underline-width="auto" style:text-underline-color="font-color" fo:font-weight="bold" officeooo:rsid="000a1711" officeooo:paragraph-rsid="000a1711" style:font-style-asian="italic" style:font-weight-asian="bold" style:font-style-complex="italic" style:font-weight-complex="bold"/>
    </style:style>
    <style:style style:name="P13" style:family="paragraph" style:parent-style-name="Standard">
      <style:paragraph-properties fo:text-align="justify" style:justify-single-word="false"/>
      <style:text-properties officeooo:rsid="000e4176" officeooo:paragraph-rsid="000e4176"/>
    </style:style>
    <style:style style:name="P14" style:family="paragraph" style:parent-style-name="Standard">
      <style:text-properties officeooo:rsid="000f104b" officeooo:paragraph-rsid="000f104b"/>
    </style:style>
    <style:style style:name="P15" style:family="paragraph" style:parent-style-name="Standard">
      <style:paragraph-properties fo:text-align="justify" style:justify-single-word="false"/>
      <style:text-properties officeooo:rsid="000f104b" officeooo:paragraph-rsid="000f104b"/>
    </style:style>
    <style:style style:name="P16" style:family="paragraph" style:parent-style-name="Standard">
      <style:paragraph-properties fo:text-align="justify" style:justify-single-word="false"/>
      <style:text-properties fo:font-style="normal" style:text-underline-style="none" officeooo:rsid="000f104b" officeooo:paragraph-rsid="000f104b" style:font-style-asian="normal" style:font-style-complex="normal"/>
    </style:style>
    <style:style style:name="P17" style:family="paragraph" style:parent-style-name="Standard">
      <style:paragraph-properties fo:text-align="center" style:justify-single-word="false"/>
      <style:text-properties style:text-position="0% 100%" fo:font-style="italic" style:text-underline-style="solid" style:text-underline-width="auto" style:text-underline-color="font-color" fo:font-weight="bold" officeooo:rsid="000a1711" officeooo:paragraph-rsid="000a1711"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style:text-position="0% 100%" fo:font-weight="normal" officeooo:rsid="000a1711" officeooo:paragraph-rsid="000a1711" style:font-weight-asian="normal" style:font-weight-complex="normal"/>
    </style:style>
    <style:style style:name="P19" style:family="paragraph" style:parent-style-name="Standard">
      <style:paragraph-properties fo:text-align="justify" style:justify-single-word="false"/>
      <style:text-properties style:text-position="0% 100%" fo:font-weight="normal" officeooo:rsid="000a1711" officeooo:paragraph-rsid="0017e509" style:font-weight-asian="normal" style:font-weight-complex="normal"/>
    </style:style>
    <style:style style:name="P20" style:family="paragraph" style:parent-style-name="Standard">
      <style:paragraph-properties fo:text-align="justify" style:justify-single-word="false"/>
      <style:text-properties fo:font-weight="normal" officeooo:rsid="000a1711" officeooo:paragraph-rsid="000a1711" style:font-weight-asian="normal" style:font-weight-complex="normal"/>
    </style:style>
    <style:style style:name="P21" style:family="paragraph" style:parent-style-name="Standard">
      <style:paragraph-properties fo:text-align="justify" style:justify-single-word="false"/>
      <style:text-properties fo:font-weight="normal" officeooo:rsid="000a1711" officeooo:paragraph-rsid="0017e509" style:font-weight-asian="normal" style:font-weight-complex="normal"/>
    </style:style>
    <style:style style:name="P22" style:family="paragraph" style:parent-style-name="Standard">
      <style:paragraph-properties fo:text-align="justify" style:justify-single-word="false"/>
      <style:text-properties fo:font-weight="normal" officeooo:rsid="000aa8e2" officeooo:paragraph-rsid="0017e509" style:font-weight-asian="normal" style:font-weight-complex="normal"/>
    </style:style>
    <style:style style:name="T1" style:family="text">
      <style:text-properties style:text-position="sub 58%" fo:font-style="italic" style:font-style-asian="italic" style:font-style-complex="italic"/>
    </style:style>
    <style:style style:name="T2" style:family="text">
      <style:text-properties style:text-position="0% 100%"/>
    </style:style>
    <style:style style:name="T3" style:family="text">
      <style:text-properties style:text-position="0% 100%" fo:font-weight="bold" style:font-weight-asian="bold" style:font-weight-complex="bold"/>
    </style:style>
    <style:style style:name="T4" style:family="text">
      <style:text-properties style:text-position="0% 100%" fo:font-style="italic" style:font-style-asian="italic" style:font-style-complex="italic"/>
    </style:style>
    <style:style style:name="T5" style:family="text">
      <style:text-properties style:text-position="0% 100%"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114318" style:font-style-asian="normal" style:font-style-complex="normal"/>
    </style:style>
    <style:style style:name="T9" style:family="text">
      <style:text-properties officeooo:rsid="0016d6e1"/>
    </style:style>
    <style:style style:name="T10" style:family="text">
      <style:text-properties officeooo:rsid="0017e5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pervised Learning Techniques</text:p>
      <text:p text:style-name="P2"/>
      <text:p text:style-name="P2">Naïve-Bayes Classiﬁcation</text:p>
      <text:p text:style-name="P2"/>
      <text:p text:style-name="P5">The Naive-Bayes classification model is a learning model that uses Bayes <text:span text:style-name="T10">Theorem</text:span> in its underlying working. Hence it is very simple, easy to understand and to implement. Naive Bayes classifiers are highly scalable, requiring a number of parameters linear in the number of variables (features/predictors) in a learning problem. </text:p>
      <text:p text:style-name="P5"><text:span text:style-name="T2">Assumption → Each feature is conditionally independent of the remaining.</text:span></text:p>
      <text:p text:style-name="P5"><text:span text:style-name="T2"/></text:p>
      <text:p text:style-name="P22">For textual based classification we split the document into bag-of-words and then consider them independently.</text:p>
      <text:p text:style-name="P21">Let <text:span text:style-name="T6">x = (x</text:span><text:span text:style-name="T1">1</text:span><text:span text:style-name="T4">, x</text:span><text:span text:style-name="T1">2</text:span><text:span text:style-name="T4">, ….., x</text:span><text:span text:style-name="T1">n</text:span><text:span text:style-name="T4">)</text:span><text:span text:style-name="T3"> </text:span><text:span text:style-name="T2"><text:s/>be n features of an </text:span><text:span text:style-name="T5">independent variable x</text:span><text:span text:style-name="T2">.</text:span></text:p>
      <text:p text:style-name="P19">We try to classify for each given input into <text:span text:style-name="T6">k possible outcomes</text:span>.</text:p>
      <text:p text:style-name="P11">Then</text:p>
      <text:p text:style-name="P11"/>
      <text:p text:style-name="P17">WRITE THE FORMULAS OF</text:p>
      <text:p text:style-name="P17">BAYES THEORM</text:p>
      <text:p text:style-name="P17">N-B CLASSIFIER</text:p>
      <text:p text:style-name="P12"/>
      <text:p text:style-name="P10"/>
      <text:p text:style-name="P11"/>
      <text:p text:style-name="P5"/>
      <text:p text:style-name="P5"/>
      <text:p text:style-name="P6"/>
      <text:p text:style-name="P6"/>
      <text:p text:style-name="P1"/>
      <text:p text:style-name="P4">Classification using Maximum Entropy</text:p>
      <text:p text:style-name="P1"/>
      <text:p text:style-name="P13"/>
      <text:p text:style-name="P8">Principle of Maximum Entropy<text:span text:style-name="T7"> – <text:s/>Consider the testable information about a probability distribution function. Examine all the probability distribution that would satisfy the testable information. Of those examined distributions, the one with maximum entropy is the proper distribution.</text:span></text:p>
      <text:p text:style-name="P8"/>
      <text:p text:style-name="P9">Entropy<text:span text:style-name="T7"> – </text:span><text:span text:style-name="T8">Entropy is the as the negative of the logarithm of the probability distribution.</text:span></text:p>
      <text:p text:style-name="P16"/>
      <text:p text:style-name="P16">The Maximum Entropy is based on the principle of maximum entropy and of all the models that fits our training data it selects the one with the largest entropy.</text:p>
      <text:p text:style-name="P16">Maximum Entropy model does not assume that the features are conditionally independent of each other and is normally used to solve many text classification problems such as language detection during translation.</text:p>
      <text:p text:style-name="P16"/>
      <text:p text:style-name="P15"/>
      <text:p text:style-name="P15"/>
      <text:p text:style-name="P14"/>
      <text:p text:style-name="P14"/>
      <text:p text:style-name="P3">Support Vector Machines (SVM)</text:p>
      <text:p text:style-name="P3"/>
      <text:p text:style-name="P7">They are often called the large margin classifiers because, given a set of training data such that each <text:soft-page-break/>point is marked belonging to one of the two possible categories, an SVM algorithm builds a model such that it assigns its own new examples into one category so as separate the categories by a clear gap that is as wide as possible.</text:p>
      <text:p text:style-name="P7"/>
      <text:p text:style-name="P7">By separating classes during the training <text:span text:style-name="T9">stage</text:span> with the examples generated on its own, we can obtain much higher accuracy during the testing stage.</text:p>
      <text:p text:style-name="P7">However, SVM is only restricted to classifying binary problems but we can still classify multiple class problems by dividing the problem recursively into binary problem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0T08:47:03.317000000</meta:creation-date>
    <dc:date>2015-11-20T19:45:18.609000000</dc:date>
    <meta:editing-duration>PT5H37M5S</meta:editing-duration>
    <meta:editing-cycles>13</meta:editing-cycles>
    <meta:generator>LibreOffice/5.0.2.2$Windows_x86 LibreOffice_project/37b43f919e4de5eeaca9b9755ed688758a8251fe</meta:generator>
    <meta:document-statistic meta:table-count="0" meta:image-count="0" meta:object-count="0" meta:page-count="2" meta:paragraph-count="20" meta:word-count="344" meta:character-count="2210" meta:non-whitespace-character-count="1881"/>
  </office:meta>
</office:document-meta>
</file>